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fo:color="#990099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fo:color="#996600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990000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990099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996600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99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o generate the error you must enable to designer to be added to swagger. Open API =&gt; StartupExtensions =&gt; SwaggerGenExtension </text:span></text:p>
      <text:p text:style-name="P1"><text:span text:style-name="T2"/></text:p>
      <text:p text:style-name="P1"><draw:frame text:anchor-type="as-char" svg:width="175.95mm" svg:height="95.25mm" style:rel-width="scale" style:rel-height="scale"><draw:object-ole xlink:href="OleObj1"/><draw:image xlink:href="ObjectReplacements/OleObj1"/></draw:frame><text:span text:style-name="T2"/></text:p>
      <text:p text:style-name="P1"><text:span text:style-name="T3">Change line 100 from </text:span></text:p>
      <text:p text:style-name="P1"><text:span text:style-name="T4"/></text:p>
      <text:p text:style-name="P1"><text:span text:style-name="T5">if<text:s/></text:span><text:span text:style-name="T6">(action.Controller.ControllerName.</text:span><text:span text:style-name="T7">Contains</text:span><text:span text:style-name="T8">(</text:span><text:span text:style-name="T9">"Designer"</text:span><text:span text:style-name="T10">)) </text:span></text:p>
      <text:p text:style-name="P1"><text:span text:style-name="T11"/></text:p>
      <text:p text:style-name="P1"><text:span text:style-name="T12">to</text:span></text:p>
      <text:p text:style-name="P1"><text:span text:style-name="T13"/></text:p>
      <text:p text:style-name="P1"><text:span text:style-name="T14">if<text:s/></text:span><text:span text:style-name="T15">(action.Controller.ControllerName.</text:span><text:span text:style-name="T16">Contains</text:span><text:span text:style-name="T17">(</text:span><text:span text:style-name="T18">"xDesigner"</text:span><text:span text:style-name="T19">)) </text:span></text:p>
      <text:p text:style-name="P1"><text:span text:style-name="T20"/></text:p>
      <text:p text:style-name="P1"><draw:frame text:anchor-type="as-char" svg:width="175.95mm" svg:height="48.95mm" style:rel-width="scale" style:rel-height="scale"><draw:object-ole xlink:href="OleObj2"/><draw:image xlink:href="ObjectReplacements/OleObj2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